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D75EEB7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04cm, 5.959cm, 11.824cm, 3.34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69cm" svg:height="23.199cm" svg:x="0.892cm" svg:y="2.592cm">
          <draw:image xlink:href="Pictures/10000000000005E8000007E0D75EEB7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11T13:36:44.909023052</dc:date>
    <meta:editing-duration>PT3M43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